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yn_trial" table:style-name="ta1">
        <table:table-column table:style-name="co1" table:number-columns-repeated="10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0" meta:object-count="0"/>
    <meta:generator>LibreOffice/5.1.6.2$Linux_X86_64 LibreOffice_project/10m0$Build-2</meta:generator>
  </office:meta>
</office:document-meta>
</file>